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3" style:family="paragraph" style:parent-style-name="Standard" style:list-style-name="">
      <style:paragraph-properties style:text-autospace="none"/>
      <style:text-properties style:language-asian="ko" style:country-asian="KR"/>
    </style:style>
    <style:style style:name="P4" style:family="paragraph" style:parent-style-name="Standard" style:list-style-name="">
      <style:paragraph-properties fo:padding="0.074cm" fo:border-left="none" fo:border-right="none" fo:border-top="none" fo:border-bottom="0.002cm solid #000000" style:text-autospace="none" style:join-border="false"/>
    </style:style>
    <style:style style:name="T1" style:family="text">
      <style:text-properties style:language-asian="ko" style:country-asian="KR"/>
    </style:style>
    <style:style style:name="T2" style:family="text">
      <style:text-properties fo:color="#0000ff" fo:font-size="10pt" fo:language="none" fo:country="none" style:font-size-asian="10pt" style:font-size-complex="10pt"/>
    </style:style>
    <style:style style:name="T3" style:family="text">
      <style:text-properties fo:color="#0000ff" fo:font-size="10pt" fo:language="none" fo:country="none" style:font-size-asian="10pt" style:language-asian="ko" style:country-asian="KR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0pt" fo:language="none" fo:country="none" style:font-size-asian="10pt" style:font-size-complex="10pt"/>
    </style:style>
    <style:style style:name="T6" style:family="text">
      <style:text-properties style:use-window-font-color="true" fo:font-size="10pt" fo:language="none" fo:country="none" style:font-size-asian="10pt" style:language-asian="ko" style:country-asian="KR" style:font-size-complex="10pt"/>
    </style:style>
    <style:style style:name="T7" style:family="text">
      <style:text-properties fo:color="#a31515" fo:font-size="10pt" fo:language="none" fo:country="none" style:font-size-asian="10pt" style:font-size-complex="10pt"/>
    </style:style>
    <style:style style:name="T8" style:family="text">
      <style:text-properties fo:color="#a31515" fo:font-size="10pt" fo:language="none" fo:country="none" style:font-size-asian="10pt" style:language-asian="ko" style:country-asian="KR" style:font-size-complex="10pt"/>
    </style:style>
    <style:style style:name="T9" style:family="text">
      <style:text-properties fo:color="#020002" fo:font-size="10pt" fo:language="none" fo:country="none" style:font-size-asian="10pt" style:font-size-complex="10pt"/>
    </style:style>
    <style:style style:name="T10" style:family="text">
      <style:text-properties fo:color="#020002" fo:font-size="10pt" fo:language="none" fo:country="none" style:font-size-asian="10pt" style:language-asian="ko" style:country-asian="KR" style:font-size-complex="10pt"/>
    </style:style>
    <style:style style:name="T11" style:family="text">
      <style:text-properties fo:font-size="10pt" fo:language="none" fo:country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 <text:span text:style-name="T1">리플렉션 사용법 &gt;</text:span></text:p>
      <text:p text:style-name="Standard"><text:span text:style-name="T3">#include</text:span><text:span text:style-name="T6"> </text:span><text:span text:style-name="T8">"BaseObject.h" // 리플렉션 기능 사용을 위해 헤더파일 포함</text:span></text:p>
      <text:p text:style-name="Standard"><text:span text:style-name="T8"/></text:p>
      <text:p text:style-name="Standard"><text:span text:style-name="T10">//기존클래스</text:span></text:p>
      <text:p text:style-name="Standard"><text:span text:style-name="T3">class</text:span><text:span text:style-name="T6"> </text:span><text:span text:style-name="T10">CBox<text:tab/><text:tab/></text:span></text:p>
      <text:p text:style-name="P2">{</text:p>
      <text:p text:style-name="P2">public:</text:p>
      <text:p text:style-name="P2"><text:s/><text:tab/>CBox()</text:p>
      <text:p text:style-name="P2"><text:tab/>{</text:p>
      <text:p text:style-name="P2"><text:tab/><text:tab/>m_width = 5.0f;</text:p>
      <text:p text:style-name="P2"><text:tab/><text:tab/>m_ID = 12;<text:tab/></text:p>
      <text:p text:style-name="P2"><text:tab/>}</text:p>
      <text:p text:style-name="P2"><text:tab/></text:p>
      <text:p text:style-name="P1"><text:span text:style-name="T2">public</text:span><text:span text:style-name="T5">:</text:span></text:p>
      <text:p text:style-name="P1"><text:span text:style-name="T5"><text:tab/></text:span><text:span text:style-name="T2">void</text:span><text:span text:style-name="T5"><text:tab/><text:tab/></text:span><text:span text:style-name="T9">setWidth</text:span><text:span text:style-name="T5">(</text:span><text:span text:style-name="T2">float</text:span><text:span text:style-name="T5"> </text:span><text:span text:style-name="T9">width</text:span><text:span text:style-name="T5">)<text:tab/><text:tab/>{ <text:tab/></text:span><text:span text:style-name="T9">m_width</text:span><text:span text:style-name="T5"> = </text:span><text:span text:style-name="T9">width</text:span><text:span text:style-name="T5">;<text:tab/>}</text:span></text:p>
      <text:p text:style-name="P1"><text:span text:style-name="T5"><text:tab/></text:span><text:span text:style-name="T2">void</text:span><text:span text:style-name="T5"><text:tab/><text:tab/></text:span><text:span text:style-name="T9">setID</text:span><text:span text:style-name="T5">(</text:span><text:span text:style-name="T2">int</text:span><text:span text:style-name="T5"> </text:span><text:span text:style-name="T9">ID</text:span><text:span text:style-name="T5">)<text:tab/><text:tab/><text:tab/>{<text:tab/></text:span><text:span text:style-name="T9">m_ID</text:span><text:span text:style-name="T5"> = </text:span><text:span text:style-name="T9">ID</text:span><text:span text:style-name="T5">;<text:tab/><text:tab/>}</text:span></text:p>
      <text:p text:style-name="P1"><text:span text:style-name="T5"><text:tab/></text:span><text:span text:style-name="T2">float</text:span><text:span text:style-name="T5"><text:tab/><text:tab/></text:span><text:span text:style-name="T9">getWidth</text:span><text:span text:style-name="T5">(</text:span><text:span text:style-name="T2">void</text:span><text:span text:style-name="T5">)<text:tab/><text:tab/><text:tab/>{<text:tab/> </text:span><text:span text:style-name="T2">return</text:span><text:span text:style-name="T5"> </text:span><text:span text:style-name="T9">m_width</text:span><text:span text:style-name="T5">;<text:tab/>}</text:span></text:p>
      <text:p text:style-name="P1"><text:span text:style-name="T5"><text:tab/></text:span><text:span text:style-name="T2">int</text:span><text:span text:style-name="T5"><text:tab/><text:tab/></text:span><text:span text:style-name="T9">getID</text:span><text:span text:style-name="T5">(</text:span><text:span text:style-name="T2">void</text:span><text:span text:style-name="T5">)<text:tab/><text:tab/><text:tab/>{ <text:tab/></text:span><text:span text:style-name="T2">return</text:span><text:span text:style-name="T5"> </text:span><text:span text:style-name="T9">m_ID</text:span><text:span text:style-name="T5">;<text:tab/><text:tab/>}</text:span></text:p>
      <text:p text:style-name="P1"><text:span text:style-name="T2">private</text:span><text:span text:style-name="T5">:</text:span></text:p>
      <text:p text:style-name="P1"><text:span text:style-name="T5"><text:tab/></text:span><text:span text:style-name="T2">float</text:span><text:span text:style-name="T5"><text:tab/><text:tab/></text:span><text:span text:style-name="T9">m_width</text:span><text:span text:style-name="T5">;</text:span></text:p>
      <text:p text:style-name="P1"><text:span text:style-name="T5"><text:tab/></text:span><text:span text:style-name="T2">int</text:span><text:span text:style-name="T5"><text:tab/><text:tab/></text:span><text:span text:style-name="T9">m_ID</text:span><text:span text:style-name="T5">;</text:span></text:p>
      <text:p text:style-name="P1"><text:span text:style-name="T5">}</text:span></text:p>
      <text:p text:style-name="P1"><text:span text:style-name="T5">------------------------------------------------------------------------</text:span></text:p>
      <text:p text:style-name="P1"><text:span text:style-name="T5">//리플렉션기능을 위한 새로만든 클래스</text:span></text:p>
      <text:p text:style-name="P1"><text:span text:style-name="T3">class</text:span><text:span text:style-name="T6"> </text:span><text:span text:style-name="T10">새로만든클래스</text:span><text:span text:style-name="T6"> : </text:span><text:span text:style-name="T3">public</text:span><text:span text:style-name="T6"> </text:span><text:span text:style-name="T10">CRTTIClass</text:span><text:span text:style-name="T6">&lt;</text:span><text:span text:style-name="T10">새로만든클래스</text:span><text:span text:style-name="T6">, </text:span><text:span text:style-name="T10">CBaseObject</text:span><text:span text:style-name="T6">,0x01&gt; , 기존클래스</text:span></text:p>
      <text:p text:style-name="P1"><text:span text:style-name="T6">{</text:span></text:p>
      <text:p text:style-name="P1"><text:span text:style-name="T6"><text:s/>~~</text:span></text:p>
      <text:p text:style-name="P1"><text:span text:style-name="T6">}</text:span></text:p>
      <text:p text:style-name="P1"><text:span text:style-name="T6"/></text:p>
      <text:p text:style-name="P1"><text:span text:style-name="T2">class</text:span><text:span text:style-name="T5"> </text:span><text:span text:style-name="T9">ReflectionBox</text:span><text:span text:style-name="T5"> : </text:span><text:span text:style-name="T2">public</text:span><text:span text:style-name="T5"> </text:span><text:span text:style-name="T9">CRTTIClass</text:span><text:span text:style-name="T5">&lt;</text:span><text:span text:style-name="T9">ReflectionBox</text:span><text:span text:style-name="T5">, </text:span><text:span text:style-name="T9">CBaseObject</text:span><text:span text:style-name="T5">,0x01&gt; , </text:span><text:span text:style-name="T9">CBox</text:span><text:span text:style-name="T5"><text:tab/></text:span></text:p>
      <text:p text:style-name="P2">{<text:tab/></text:p>
      <text:p text:style-name="P1"><text:span text:style-name="T5"><text:tab/></text:span><text:span text:style-name="T2">static</text:span><text:span text:style-name="T5"><text:tab/></text:span><text:span text:style-name="T2">void</text:span><text:span text:style-name="T5"> </text:span><text:span text:style-name="T9">RegisterReflection</text:span><text:span text:style-name="T5">();<text:tab/>//</text:span><text:span text:style-name="T6">반드시 선언,정의해주어야함</text:span></text:p>
      <text:p text:style-name="P1"><text:span text:style-name="T5">};</text:span></text:p>
      <text:p text:style-name="P1"><text:span text:style-name="T5"/></text:p>
      <text:p text:style-name="P1"><text:span text:style-name="T5"/></text:p>
      <text:p text:style-name="P1"><text:span text:style-name="T5">//</text:span><text:span text:style-name="T6">리플렉션 기능을 위해 set/get함수 등록</text:span></text:p>
      <text:p text:style-name="P1"><text:span text:style-name="T6">//내부적으로 set/get함수포인터를 저장하는 방식</text:span></text:p>
      <text:p text:style-name="P1"><text:span text:style-name="T2">void</text:span><text:span text:style-name="T5"> </text:span><text:span text:style-name="T9">ReflectionBox</text:span><text:span text:style-name="T5">::</text:span><text:span text:style-name="T9">RegisterReflection</text:span><text:span text:style-name="T5">()</text:span></text:p>
      <text:p text:style-name="P2">{</text:p>
      <text:p text:style-name="P1"><text:span text:style-name="T5"><text:tab/></text:span><text:span text:style-name="T9">RegisterProperty</text:span><text:span text:style-name="T5">&lt;</text:span><text:span text:style-name="T2">float</text:span><text:span text:style-name="T5">&gt;(</text:span><text:span text:style-name="T7">"width_name"</text:span><text:span text:style-name="T5">,&amp;</text:span><text:span text:style-name="T9">getWidth</text:span><text:span text:style-name="T5">,&amp;</text:span><text:span text:style-name="T9">setWidth</text:span><text:span text:style-name="T5">,&amp;</text:span><text:span text:style-name="T9">getMinWidth</text:span><text:span text:style-name="T5">,&amp;</text:span><text:span text:style-name="T9">getMaxWidth</text:span><text:span text:style-name="T5">);</text:span></text:p>
      <text:p text:style-name="P1"><text:span text:style-name="T5"><text:tab/></text:span><text:span text:style-name="T9">RegisterProperty</text:span><text:span text:style-name="T5">&lt;</text:span><text:span text:style-name="T2">int</text:span><text:span text:style-name="T5">&gt;(</text:span><text:span text:style-name="T7">"ID_name"</text:span><text:span text:style-name="T5">,&amp;</text:span><text:span text:style-name="T9">getID</text:span><text:span text:style-name="T5">,&amp;</text:span><text:span text:style-name="T9">setID</text:span><text:span text:style-name="T5">,&amp;</text:span><text:span text:style-name="T9">getMinID</text:span><text:span text:style-name="T5">,&amp;</text:span><text:span text:style-name="T9">getMaxID</text:span><text:span text:style-name="T5">);</text:span></text:p>
      <text:p text:style-name="P4"><text:span text:style-name="T5">}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>//사용방법</text:span></text:p>
      <text:p text:style-name="P1"><text:span text:style-name="T5">void printReflectionValue( </text:span><text:span text:style-name="T10">CbaseObject *pBaseObj )</text:span></text:p>
      <text:p text:style-name="P1"><text:span text:style-name="T10">{</text:span></text:p>
      <text:p text:style-name="P1"><text:span text:style-name="T10"><text:tab/>vector</text:span><text:span text:style-name="T6">&lt;</text:span><text:span text:style-name="T10">CAbstractProperty</text:span><text:span text:style-name="T6">*&gt; </text:span><text:span text:style-name="T10">Properties</text:span><text:span text:style-name="T6">;</text:span></text:p>
      <text:p text:style-name="P1"><text:span text:style-name="T5"><text:tab/></text:span><text:span text:style-name="T9">pObject</text:span><text:span text:style-name="T5">-&gt;</text:span><text:span text:style-name="T9">GetRTTI</text:span><text:span text:style-name="T5">()-&gt;</text:span><text:span text:style-name="T9">EnumProperties</text:span><text:span text:style-name="T5">( </text:span><text:span text:style-name="T9">Properties</text:span><text:span text:style-name="T5"> );</text:span></text:p>
      <text:p text:style-name="P2"><text:tab/></text:p>
      <text:p text:style-name="P1"><text:span text:style-name="T5"><text:tab/></text:span><text:span text:style-name="T2">for</text:span><text:span text:style-name="T5"> ( </text:span><text:span text:style-name="T9">DWORD</text:span><text:span text:style-name="T5"> </text:span><text:span text:style-name="T9">i</text:span><text:span text:style-name="T5"> = 0; </text:span><text:span text:style-name="T9">i</text:span><text:span text:style-name="T5"> &lt; </text:span><text:span text:style-name="T9">Properties</text:span><text:span text:style-name="T5">.</text:span><text:span text:style-name="T9">size</text:span><text:span text:style-name="T5">(); </text:span><text:span text:style-name="T9">i</text:span><text:span text:style-name="T5">++ )</text:span></text:p>
      <text:p text:style-name="P2"><text:tab/>{</text:p>
      <text:p text:style-name="P1"><text:span text:style-name="T5"><text:tab/><text:tab/></text:span><text:span text:style-name="T2">switch</text:span><text:span text:style-name="T5"> ( </text:span><text:span text:style-name="T9">Properties</text:span><text:span text:style-name="T5">[</text:span><text:span text:style-name="T9">i</text:span><text:span text:style-name="T5">]-&gt;</text:span><text:span text:style-name="T9">GetType</text:span><text:span text:style-name="T5">() )</text:span></text:p>
      <text:p text:style-name="P2"><text:tab/><text:tab/>{</text:p>
      <text:p text:style-name="P1"><text:span text:style-name="T5"><text:tab/><text:tab/><text:tab/></text:span><text:span text:style-name="T2">case</text:span><text:span text:style-name="T5"> </text:span><text:span text:style-name="T9">eptFLOAT</text:span><text:span text:style-name="T5"> :</text:span></text:p>
      <text:p text:style-name="P1"><text:span text:style-name="T5"><text:tab/><text:tab/><text:tab/>{</text:span></text:p>
      <text:p text:style-name="P1"><text:span text:style-name="T5"><text:tab/><text:tab/><text:tab/><text:tab/></text:span><text:span text:style-name="T9">CTypedProperty</text:span><text:span text:style-name="T5">&lt;</text:span><text:span text:style-name="T2">float</text:span><text:span text:style-name="T5">&gt;* </text:span><text:span text:style-name="T9">pTypedProperty</text:span><text:span text:style-name="T5"> = <text:tab/><text:tab/><text:tab/><text:tab/><text:tab/><text:tab/><text:tab/><text:tab/>(</text:span><text:span text:style-name="T9">CtypedProperty</text:span><text:span text:style-name="T5">&lt;</text:span><text:span text:style-name="T2">float</text:span><text:span text:style-name="T5">&gt;*)</text:span><text:span text:style-name="T9">Properties</text:span><text:span text:style-name="T5">[</text:span><text:span text:style-name="T9">i</text:span><text:span text:style-name="T5">];</text:span></text:p>
      <text:p text:style-name="P1"><text:span text:style-name="T5"><text:tab/><text:tab/><text:tab/><text:tab/>float f = <text:s/></text:span><text:span text:style-name="T9">pTypedProperty</text:span><text:span text:style-name="T5">-&gt;</text:span><text:span text:style-name="T9">GetValue</text:span><text:span text:style-name="T5">(</text:span><text:span text:style-name="T9">pObject</text:span><text:span text:style-name="T5">);</text:span></text:p>
      <text:p text:style-name="P1"><text:span text:style-name="T5"><text:tab/><text:tab/><text:tab/><text:tab/>printf(“%s = %f \n”,</text:span><text:span text:style-name="T9">pTypedProperty</text:span><text:span text:style-name="T5">-&gt;</text:span><text:span text:style-name="T9">GetName</text:span><text:span text:style-name="T5">(</text:span><text:span text:style-name="T9">pObject</text:span><text:span text:style-name="T5">),f);</text:span></text:p>
      <text:p text:style-name="P1"><text:span text:style-name="T5"/></text:p>
      <text:p text:style-name="P1"><text:tab/><text:tab/><text:tab/>}<text:span text:style-name="T2">break</text:span><text:span text:style-name="T5">;</text:span></text:p>
      <text:p text:style-name="P2"/>
      <text:p text:style-name="P2"/>
      <text:p text:style-name="P2"/>
      <text:p text:style-name="P1"><text:span text:style-name="T5"><text:tab/><text:tab/><text:tab/></text:span><text:span text:style-name="T2">case</text:span><text:span text:style-name="T5"> </text:span><text:span text:style-name="T9">eptINT</text:span><text:span text:style-name="T5">:</text:span></text:p>
      <text:p text:style-name="P1"><text:span text:style-name="T5"><text:tab/><text:tab/><text:tab/>{</text:span></text:p>
      <text:p text:style-name="P1"><text:span text:style-name="T5"><text:tab/><text:tab/><text:tab/><text:tab/></text:span><text:span text:style-name="T9">CTypedProperty</text:span><text:span text:style-name="T5">&lt;</text:span><text:span text:style-name="T2">int</text:span><text:span text:style-name="T5">&gt;* </text:span><text:span text:style-name="T9">pTypedProperty</text:span><text:span text:style-name="T5"> = <text:tab/><text:tab/><text:tab/><text:tab/><text:tab/><text:tab/><text:tab/><text:tab/><text:tab/>(</text:span><text:span text:style-name="T9">CtypedProperty</text:span><text:span text:style-name="T5">&lt;</text:span><text:span text:style-name="T2">int</text:span><text:span text:style-name="T5">&gt;*)</text:span><text:span text:style-name="T9">Properties</text:span><text:span text:style-name="T5">[</text:span><text:span text:style-name="T9">i</text:span><text:span text:style-name="T5">];</text:span></text:p>
      <text:p text:style-name="P1"><text:span text:style-name="T5"><text:tab/><text:tab/><text:tab/><text:tab/>int i = </text:span><text:span text:style-name="T9">pTypedProperty</text:span><text:span text:style-name="T5">-&gt;</text:span><text:span text:style-name="T9">GetValue</text:span><text:span text:style-name="T5">(</text:span><text:span text:style-name="T9">pObject</text:span><text:span text:style-name="T5">);</text:span></text:p>
      <text:p text:style-name="P1"><text:span text:style-name="T5"><text:tab/><text:tab/><text:tab/><text:tab/>printf(“%s = %d \n”,</text:span><text:span text:style-name="T9">pTypedProperty</text:span><text:span text:style-name="T5">-&gt;</text:span><text:span text:style-name="T9">GetName</text:span><text:span text:style-name="T5">(</text:span><text:span text:style-name="T9">pObject</text:span><text:span text:style-name="T5">),i );<text:tab/></text:span></text:p>
      <text:p text:style-name="P1"><text:span text:style-name="T10"><text:s/><text:tab/><text:tab/><text:tab/>}</text:span><text:span text:style-name="T3">break</text:span><text:span text:style-name="T6">;</text:span></text:p>
      <text:p text:style-name="P2"/>
      <text:p text:style-name="P2"/>
      <text:p text:style-name="P1"><text:span text:style-name="T5"><text:tab/><text:tab/><text:tab/></text:span><text:span text:style-name="T2">case</text:span><text:span text:style-name="T5"> </text:span><text:span text:style-name="T9">eptBOOL</text:span><text:span text:style-name="T5">:</text:span></text:p>
      <text:p text:style-name="P1"><text:span text:style-name="T5"><text:tab/><text:tab/><text:tab/>{</text:span></text:p>
      <text:p text:style-name="P1"><text:span text:style-name="T10"><text:tab/><text:tab/><text:tab/><text:tab/>CTypedProperty</text:span><text:span text:style-name="T6">&lt;</text:span><text:span text:style-name="T3">bool</text:span><text:span text:style-name="T6">&gt;* </text:span><text:span text:style-name="T10">pTypedProperty</text:span><text:span text:style-name="T6"> = <text:tab/><text:tab/><text:tab/><text:tab/><text:tab/><text:tab/><text:tab/><text:tab/><text:tab/>(</text:span><text:span text:style-name="T10">CtypedProperty</text:span><text:span text:style-name="T6">&lt;</text:span><text:span text:style-name="T3">bool</text:span><text:span text:style-name="T6">&gt;*)</text:span><text:span text:style-name="T10">Properties</text:span><text:span text:style-name="T6">[</text:span><text:span text:style-name="T10">i</text:span><text:span text:style-name="T6">];</text:span></text:p>
      <text:p text:style-name="P1"><text:span text:style-name="T6"><text:tab/><text:tab/><text:tab/><text:tab/>bool b = </text:span><text:span text:style-name="T10">pTypedProperty</text:span><text:span text:style-name="T6">-&gt;</text:span><text:span text:style-name="T10">GetValue</text:span><text:span text:style-name="T6">(</text:span><text:span text:style-name="T10">pObject</text:span><text:span text:style-name="T6">);</text:span></text:p>
      <text:p text:style-name="P1"><text:span text:style-name="T5"><text:tab/><text:tab/><text:tab/><text:tab/>printf(“%s = %d \n”,</text:span><text:span text:style-name="T9">pTypedProperty</text:span><text:span text:style-name="T5">-&gt;</text:span><text:span text:style-name="T9">GetName</text:span><text:span text:style-name="T5">(</text:span><text:span text:style-name="T9">pObject</text:span><text:span text:style-name="T5">),</text:span></text:p>
      <text:p text:style-name="P1"><text:span text:style-name="T5"><text:tab/><text:tab/><text:tab/><text:tab/><text:tab/><text:tab/> <text:s text:c="3"/>b);</text:span></text:p>
      <text:p text:style-name="P1"><text:span text:style-name="T10"><text:tab/><text:tab/><text:tab/>}</text:span><text:span text:style-name="T3">break</text:span><text:span text:style-name="T6">;</text:span></text:p>
      <text:p text:style-name="P1"><text:span text:style-name="T5"><text:tab/><text:tab/>}//swith</text:span></text:p>
      <text:p text:style-name="P1"><text:span text:style-name="T10"><text:tab/>}//for</text:span></text:p>
      <text:p text:style-name="P1"><text:span text:style-name="T10">}</text:span></text:p>
      <text:p text:style-name="P1"><text:span text:style-name="T10"/></text:p>
      <text:p text:style-name="P1"><text:span text:style-name="T10">void main()</text:span></text:p>
      <text:p text:style-name="P1"><text:span text:style-name="T10">{</text:span></text:p>
      <text:p text:style-name="P1"><text:span text:style-name="T10"><text:tab/>CReflectionBox rb;</text:span></text:p>
      <text:p text:style-name="P1"><text:span text:style-name="T10"><text:tab/> </text:span><text:span text:style-name="T6">printReflectionValue( static_cast&lt; </text:span><text:span text:style-name="T10">CbaseObject*&gt;(&amp;rb) );</text:span></text:p>
      <text:p text:style-name="P1"><text:span text:style-name="T10">}</text:span></text:p>
      <text:p text:style-name="P1"><text:span text:style-name="T10"/></text:p>
      <text:p text:style-name="P3"><text:span text:style-name="T9">결과값 :</text:span></text:p>
      <text:p text:style-name="P3"><text:span text:style-name="T9">width_name = 5.0</text:span></text:p>
      <text:p text:style-name="P3"><text:span text:style-name="T9">ID_name = 12;</text:span></text:p>
      <text:p text:style-name="P1"><text:span text:style-name="T10"/></text:p>
      <text:p text:style-name="P1"><text:span text:style-name="T5"/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 g</meta:initial-creator>
    <meta:creation-date>2009-08-26T10:10:21.98</meta:creation-date>
    <dc:date>2009-08-26T10:30:27.54</dc:date>
    <dc:creator>i g</dc:creator>
    <meta:editing-duration>PT00H20M09S</meta:editing-duration>
    <meta:editing-cycles>5</meta:editing-cycles>
    <meta:generator>OpenOffice.org/3.1$Win32 OpenOffice.org_project/310m11$Build-9399</meta:generator>
    <meta:document-statistic meta:table-count="0" meta:image-count="0" meta:object-count="0" meta:page-count="2" meta:paragraph-count="78" meta:word-count="221" meta:character-count="1968"/>
  </office:meta>
</office:document-meta>
</file>